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0257c7" officeooo:paragraph-rsid="000257c7"/>
    </style:style>
    <style:style style:name="P2" style:family="paragraph" style:parent-style-name="Standard">
      <style:text-properties style:font-name="Nimbus Sans L" officeooo:rsid="0003a6a5" officeooo:paragraph-rsid="0003a6a5"/>
    </style:style>
    <style:style style:name="P3" style:family="paragraph" style:parent-style-name="Standard">
      <style:text-properties style:font-name="Nimbus Sans L" officeooo:rsid="000517d7" officeooo:paragraph-rsid="000517d7"/>
    </style:style>
    <style:style style:name="T1" style:family="text">
      <style:text-properties officeooo:rsid="0003a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fférentes</text:span> <text:span text:style-name="T1">façons</text:span> de sauvegarder :</text:p>
      <text:p text:style-name="P1"/>
      <text:p text:style-name="P1">GIT</text:p>
      <text:p text:style-name="P1">SVN (utilisé à la poste) (CVS)</text:p>
      <text:p text:style-name="P1">Mercurial</text:p>
      <text:p text:style-name="P1"/>
      <text:p text:style-name="P1"/>
      <text:p text:style-name="P1">Pour faire du <text:span text:style-name="T1">versionnage</text:span> <text:span text:style-name="T1">collaboratif</text:span></text:p>
      <text:p text:style-name="P1"/>
      <text:p text:style-name="P1">delta = <text:span text:style-name="T1">différence</text:span></text:p>
      <text:p text:style-name="P1"/>
      <text:p text:style-name="P1"/>
      <text:p text:style-name="P1"/>
      <text:p text:style-name="P2">DEPOT (REPOSITORY)</text:p>
      <text:p text:style-name="P2"/>
      <text:p text:style-name="P2">La base commune</text:p>
      <text:p text:style-name="P2"/>
      <text:p text:style-name="P2">WORKSPACE</text:p>
      <text:p text:style-name="P1"/>
      <text:p text:style-name="P2">Les fichiers qu’on modifie (en local)</text:p>
      <text:p text:style-name="P2"/>
      <text:p text:style-name="P2"/>
      <text:p text:style-name="P3">SVN</text:p>
      <text:p text:style-name="P2"/>
      <text:p text:style-name="P2">WORKSPACE → COMMIT→ DEPOT</text:p>
      <text:p text:style-name="P2">WORKSPACE←PULL←DEPOT</text:p>
      <text:p text:style-name="P2"/>
      <text:p text:style-name="P2"/>
      <text:p text:style-name="P3">GIT</text:p>
      <text:p text:style-name="P3"/>
      <text:p text:style-name="P3">REMOTE REPOSITORY = SERVEUR</text:p>
      <text:p text:style-name="P3"/>
      <text:p text:style-name="P3">LOCAL REPOSITORY = EN LOCAL</text:p>
      <text:p text:style-name="P3"/>
      <text:p text:style-name="P3">WORKSPACE</text:p>
      <text:p text:style-name="P3"/>
      <text:p text:style-name="P3">WORKSPACE→COMMIT→LOCAL REPOSITORY</text:p>
      <text:p text:style-name="P3">LOCAL→PUSH→ REMOTE</text:p>
      <text:p text:style-name="P3">WORKSPACE←PULL←REMOTE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51:00.561857361</meta:creation-date>
    <dc:date>2016-12-09T10:17:47.646234418</dc:date>
    <meta:editing-duration>PT16M3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55" meta:character-count="398" meta:non-whitespace-character-count="363"/>
  </office:meta>
</office:document-meta>
</file>